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256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3c3c3c" style:font-name="Ubuntu" fo:font-size="10.5pt" fo:language="none" fo:country="none" style:font-name-asian="Ubuntu" style:font-size-asian="10.5pt" style:language-asian="none" style:country-asian="none" style:font-name-complex="Ubuntu" style:font-size-complex="10.5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27"/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Time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.00221</text:p>
          </table:table-cell>
          <table:table-cell table:style-name="ce2" office:value-type="float" office:value="4.002" calcext:value-type="float">
            <text:p>4.002</text:p>
          </table:table-cell>
          <table:table-cell table:style-name="ce2" office:value-type="float" office:value="15.999" calcext:value-type="float">
            <text:p>15.999</text:p>
          </table:table-cell>
          <table:table-cell table:style-name="ce2" office:value-type="float" office:value="28.085" calcext:value-type="float">
            <text:p>28.085</text:p>
          </table:table-cell>
          <table:table-cell table:style-name="ce2" office:value-type="float" office:value="72.63" calcext:value-type="float">
            <text:p>72.63</text:p>
          </table:table-cell>
          <table:table-cell table:style-name="ce2" office:value-type="float" office:value="167.259" calcext:value-type="float">
            <text:p>167.259</text:p>
          </table:table-cell>
          <table:table-cell table:style-name="ce7" table:formula="of:=165*PI()/180" office:value-type="float" office:value="2.87979326579064" calcext:value-type="float">
            <text:p>2.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.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.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.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.9102</text:p>
          </table:table-cell>
          <table:table-cell/>
          <table:table-cell table:style-name="ce9" table:formula="of:=[.A4]*[.I4]" office:value-type="float" office:value="0.732761457844862" calcext:value-type="float">
            <text:p>0.7328</text:p>
          </table:table-cell>
          <table:table-cell table:style-name="ce10" table:formula="of:=[.A4]*[.J4]" office:value-type="float" office:value="1.13891519717356" calcext:value-type="float">
            <text:p>1.1389</text:p>
          </table:table-cell>
          <table:table-cell table:style-name="ce9" table:formula="of:=[.A4]*[.K4]" office:value-type="float" office:value="1.6118435070915" calcext:value-type="float">
            <text:p>1.6118</text:p>
          </table:table-cell>
          <table:table-cell table:style-name="ce9" table:formula="of:=[.A4]*[.L4]" office:value-type="float" office:value="1.82240315410027" calcext:value-type="float">
            <text:p>1.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office:value-type="string" calcext:value-type="string">
            <text:p>Antigos</text:p>
          </table:table-cell>
          <table:table-cell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formula="of:=(275.6+285.3)/2" office:value-type="float" office:value="280.45" calcext:value-type="float">
            <text:p>280.45</text:p>
          </table:table-cell>
          <table:table-cell table:style-name="ce5" table:formula="of:=(0.8969+0.7477)/2" office:value-type="float" office:value="0.8223" calcext:value-type="float">
            <text:p>0.8223</text:p>
          </table:table-cell>
          <table:table-cell table:formula="of:=(275.6+285.3)/2" office:value-type="float" office:value="280.45" calcext:value-type="float">
            <text:p>280.45</text:p>
          </table:table-cell>
          <table:table-cell table:formula="of:=(0.8863+0.7449)/2" office:value-type="float" office:value="0.8156" calcext:value-type="float">
            <text:p>0.8156</text:p>
          </table:table-cell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52.8+463.5)/2" office:value-type="float" office:value="458.15" calcext:value-type="float">
            <text:p>458.15</text:p>
          </table:table-cell>
          <table:table-cell table:formula="of:=(0.5568+0.495)/2" office:value-type="float" office:value="0.5259" calcext:value-type="float">
            <text:p>0.5259</text:p>
          </table:table-cell>
          <table:table-cell table:style-name="ce2" table:formula="of:=(449+472)/2" office:value-type="float" office:value="460.5" calcext:value-type="float">
            <text:p>460.5</text:p>
          </table:table-cell>
          <table:table-cell table:formula="of:=(0.1193+0.0362)/2" office:value-type="float" office:value="0.07775" calcext:value-type="float">
            <text:p>0.07775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002288" calcext:value-type="float">
            <text:p>0.002288</text:p>
          </table:table-cell>
          <table:table-cell table:style-name="ce8" office:value-type="float" office:value="0.000004024" calcext:value-type="float">
            <text:p>4.02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formula="of:=(658+671.3)/2" office:value-type="float" office:value="664.65" calcext:value-type="float">
            <text:p>664.65</text:p>
          </table:table-cell>
          <table:table-cell table:formula="of:=(0.3837+0.2561)/2" office:value-type="float" office:value="0.3199" calcext:value-type="float">
            <text:p>0.3199</text:p>
          </table:table-cell>
          <table:table-cell table:formula="of:=(658+671.3)/2" office:value-type="float" office:value="664.65" calcext:value-type="float">
            <text:p>664.65</text:p>
          </table:table-cell>
          <table:table-cell table:formula="of:=(0.3837+0.2561)/2" office:value-type="float" office:value="0.3199" calcext:value-type="float">
            <text:p>0.31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0913" calcext:value-type="float">
            <text:p>0.0913</text:p>
          </table:table-cell>
          <table:table-cell table:style-name="ce2" office:value-type="float" office:value="0.002672" calcext:value-type="float">
            <text:p>0.002672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formula="of:=(751.2+763.8)/2" office:value-type="float" office:value="757.5" calcext:value-type="float">
            <text:p>757.5</text:p>
          </table:table-cell>
          <table:table-cell table:formula="of:=(0.8139+0.4139)/2" office:value-type="float" office:value="0.6139" calcext:value-type="float">
            <text:p>0.6139</text:p>
          </table:table-cell>
          <table:table-cell table:formula="of:=(751.2+763.8)/2" office:value-type="float" office:value="757.5" calcext:value-type="float">
            <text:p>757.5</text:p>
          </table:table-cell>
          <table:table-cell table:formula="of:=(0.8513+0.4057)/2" office:value-type="float" office:value="0.6285" calcext:value-type="float">
            <text:p>0.6285</text:p>
          </table:table-cell>
          <table:table-cell table:style-name="ce2" table:number-columns-repeated="3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ntigo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office:value-type="float" office:value="0.002307" calcext:value-type="float">
            <text:p>0.002307</text:p>
          </table:table-cell>
          <table:table-cell table:style-name="ce8" office:value-type="float" office:value="0.000002874" calcext:value-type="float">
            <text:p>2.87E-00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5"/>
          <table:table-cell table:style-name="ce2" office:value-type="float" office:value="0.07684" calcext:value-type="float">
            <text:p>0.07684</text:p>
          </table:table-cell>
          <table:table-cell table:style-name="ce2" office:value-type="float" office:value="0.001374" calcext:value-type="float">
            <text:p>0.001374</text:p>
          </table:table-cell>
          <table:table-cell table:number-columns-repeated="9"/>
        </table:table-row>
        <table:table-row table:style-name="ro2">
          <table:table-cell table:formula="of:=(275.6+285.3)/2" office:value-type="float" office:value="280.45" calcext:value-type="float">
            <text:p>280.45</text:p>
          </table:table-cell>
          <table:table-cell office:value-type="float" office:value="0.732761457844862" calcext:value-type="float">
            <text:p>0.7327614578</text:p>
          </table:table-cell>
          <table:table-cell table:style-name="ce5" table:formula="of:=(0.8969+0.7477)/2" office:value-type="float" office:value="0.8223" calcext:value-type="float">
            <text:p>0.822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52.8+463.5)/2" office:value-type="float" office:value="458.15" calcext:value-type="float">
            <text:p>458.15</text:p>
          </table:table-cell>
          <table:table-cell office:value-type="float" office:value="1.13891519717356" calcext:value-type="float">
            <text:p>1.1389151972</text:p>
          </table:table-cell>
          <table:table-cell table:formula="of:=(0.5568+0.495)/2" office:value-type="float" office:value="0.5259" calcext:value-type="float">
            <text:p>0.525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658+671.3)/2" office:value-type="float" office:value="664.65" calcext:value-type="float">
            <text:p>664.65</text:p>
          </table:table-cell>
          <table:table-cell office:value-type="float" office:value="1.6118435070915" calcext:value-type="float">
            <text:p>1.6118435071</text:p>
          </table:table-cell>
          <table:table-cell table:formula="of:=(0.02015+0.03901)/2" office:value-type="float" office:value="0.02958" calcext:value-type="float">
            <text:p>0.02958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751.2+763.8)/2" office:value-type="float" office:value="757.5" calcext:value-type="float">
            <text:p>757.5</text:p>
          </table:table-cell>
          <table:table-cell office:value-type="float" office:value="1.82240315410027" calcext:value-type="float">
            <text:p>1.8224031541</text:p>
          </table:table-cell>
          <table:table-cell table:formula="of:=(0.8139+0.4139)/2" office:value-type="float" office:value="0.6139" calcext:value-type="float">
            <text:p>0.613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3" table:default-cell-style-name="ce2"/>
        <table:table-column table:style-name="co1" table:default-cell-style-name="ce12"/>
        <table:table-column table:style-name="co2" table:default-cell-style-name="ce12"/>
        <table:table-column table:style-name="co3" table:default-cell-style-name="ce13"/>
        <table:table-column table:style-name="co1" table:default-cell-style-name="ce13"/>
        <table:table-column table:style-name="co1" table:default-cell-style-name="ce2"/>
        <table:table-column table:style-name="co1" table:number-columns-repeated="2" table:default-cell-style-name="Default"/>
        <table:table-row table:style-name="ro1" table:number-rows-repeated="3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1" office:value-type="string" calcext:value-type="string">
            <text:p>Patamar</text:p>
          </table:table-cell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Erro Canal</text:p>
          </table:table-cell>
          <table:table-cell table:style-name="ce1" office:value-type="string" calcext:value-type="string">
            <text:p>Energia</text:p>
          </table:table-cell>
          <table:table-cell table:style-name="ce1" office:value-type="string" calcext:value-type="string">
            <text:p>Erro Energia</text:p>
          </table:table-cell>
          <table:table-cell table:style-name="ce1" office:value-type="string" calcext:value-type="string">
            <text:p>Massa</text:p>
          </table:table-cell>
          <table:table-cell table:style-name="ce1" office:value-type="string" calcext:value-type="string">
            <text:p>Erro Mass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º</text:p>
          </table:table-cell>
          <table:table-cell table:formula="of:=(331.8+341)/2" office:value-type="float" office:value="336.4" calcext:value-type="float">
            <text:p>336.4</text:p>
          </table:table-cell>
          <table:table-cell table:formula="of:=(1.359+0.2049)/2" office:value-type="float" office:value="0.78195" calcext:value-type="float">
            <text:p>0.78195</text:p>
          </table:table-cell>
          <table:table-cell table:formula="of:=[Calib.$G$11]*[.B5]+[Calib.$G$12]" office:value-type="float" office:value="0.8609832" calcext:value-type="float">
            <text:p>0.86098</text:p>
          </table:table-cell>
          <table:table-cell table:formula="of:=SQRT([Calib.$G$11]^2*[.C5]^2+[.B5]^2*[Calib.$H$11]^2+[Calib.$H$12]^2)" office:value-type="float" office:value="0.00348896843643784" calcext:value-type="float">
            <text:p>0.00349</text:p>
          </table:table-cell>
          <table:table-cell office:value-type="float" office:value="18.7326" calcext:value-type="float">
            <text:p>18.73</text:p>
          </table:table-cell>
          <table:table-cell office:value-type="float" office:value="0.0615885" calcext:value-type="float">
            <text:p>0.06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º</text:p>
          </table:table-cell>
          <table:table-cell table:formula="of:=(394.6+408.4)/2" office:value-type="float" office:value="401.5" calcext:value-type="float">
            <text:p>401.5</text:p>
          </table:table-cell>
          <table:table-cell table:formula="of:=(0.2288+0.1264)/2" office:value-type="float" office:value="0.1776" calcext:value-type="float">
            <text:p>0.1776</text:p>
          </table:table-cell>
          <table:table-cell table:formula="of:=[Calib.$G$11]*[.B6]+[Calib.$G$12]" office:value-type="float" office:value="1.009932" calcext:value-type="float">
            <text:p>1.00993</text:p>
          </table:table-cell>
          <table:table-cell table:formula="of:=SQRT([Calib.$G$11]^2*[.C6]^2+[.B6]^2*[Calib.$H$11]^2+[Calib.$H$12]^2)" office:value-type="float" office:value="0.00314880660437529" calcext:value-type="float">
            <text:p>0.00315</text:p>
          </table:table-cell>
          <table:table-cell office:value-type="float" office:value="23.0044" calcext:value-type="float">
            <text:p>23.00</text:p>
          </table:table-cell>
          <table:table-cell office:value-type="float" office:value="0.0597939" calcext:value-type="float">
            <text:p>0.06</text:p>
          </table:table-cell>
          <table:table-cell office:value-type="string" calcext:value-type="string">
            <text:p>Na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3º</text:p>
          </table:table-cell>
          <table:table-cell table:formula="of:=(492+497.9)/2" office:value-type="float" office:value="494.95" calcext:value-type="float">
            <text:p>494.95</text:p>
          </table:table-cell>
          <table:table-cell table:formula="of:=(0.012+0.0245)/2" office:value-type="float" office:value="0.01825" calcext:value-type="float">
            <text:p>0.01825</text:p>
          </table:table-cell>
          <table:table-cell table:formula="of:=[Calib.$G$11]*[.B7]+[Calib.$G$12]" office:value-type="float" office:value="1.2237456" calcext:value-type="float">
            <text:p>1.22375</text:p>
          </table:table-cell>
          <table:table-cell table:formula="of:=SQRT([Calib.$G$11]^2*[.C7]^2+[.B7]^2*[Calib.$H$11]^2+[Calib.$H$12]^2)" office:value-type="float" office:value="0.0033328834371915" calcext:value-type="float">
            <text:p>0.00333</text:p>
          </table:table-cell>
          <table:table-cell office:value-type="float" office:value="31.865" calcext:value-type="float">
            <text:p>31.87</text:p>
          </table:table-cell>
          <table:table-cell office:value-type="float" office:value="0.103159" calcext:value-type="float">
            <text:p>0.10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º</text:p>
          </table:table-cell>
          <table:table-cell table:formula="of:=(730.4+719.8)/2" office:value-type="float" office:value="725.1" calcext:value-type="float">
            <text:p>725.1</text:p>
          </table:table-cell>
          <table:table-cell table:formula="of:=(0.03348+0.03756)/2" office:value-type="float" office:value="0.03552" calcext:value-type="float">
            <text:p>0.03552</text:p>
          </table:table-cell>
          <table:table-cell table:formula="of:=[Calib.$G$11]*[.B8]+[Calib.$G$12]" office:value-type="float" office:value="1.7503288" calcext:value-type="float">
            <text:p>1.75033</text:p>
          </table:table-cell>
          <table:table-cell table:formula="of:=SQRT([Calib.$G$11]^2*[.C8]^2+[.B8]^2*[Calib.$H$11]^2+[Calib.$H$12]^2)" office:value-type="float" office:value="0.00395724141534683" calcext:value-type="float">
            <text:p>0.00396</text:p>
          </table:table-cell>
          <table:table-cell office:value-type="float" office:value="116.746" calcext:value-type="float">
            <text:p>116.75</text:p>
          </table:table-cell>
          <table:table-cell office:value-type="float" office:value="1.23617" calcext:value-type="float">
            <text:p>1.2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9:32:20.4340000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17T21:43:29.821284609</dc:date>
    <meta:editing-duration>PT4H53M54S</meta:editing-duration>
    <meta:editing-cycles>24</meta:editing-cycles>
    <meta:generator>LibreOffice/4.2.8.2$Linux_X86_64 LibreOffice_project/420m0$Build-2</meta:generator>
    <meta:document-statistic meta:table-count="2" meta:cell-count="125" meta:object-count="0"/>
  </office:meta>
</office:document-meta>
</file>